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.335cm" style:rel-column-width="5955*"/>
    </style:style>
    <style:style style:name="Таблица1.B" style:family="table-column">
      <style:table-column-properties style:column-width="2.337cm" style:rel-column-width="5959*"/>
    </style:style>
    <style:style style:name="Таблица1.C" style:family="table-column">
      <style:table-column-properties style:column-width="1.822cm" style:rel-column-width="4646*"/>
    </style:style>
    <style:style style:name="Таблица1.D" style:family="table-column">
      <style:table-column-properties style:column-width="2.009cm" style:rel-column-width="5123*"/>
    </style:style>
    <style:style style:name="Таблица1.E" style:family="table-column">
      <style:table-column-properties style:column-width="1.9cm" style:rel-column-width="4844*"/>
    </style:style>
    <style:style style:name="Таблица1.F" style:family="table-column">
      <style:table-column-properties style:column-width="8.287cm" style:rel-column-width="21131*"/>
    </style:style>
    <style:style style:name="Таблица1.H" style:family="table-column">
      <style:table-column-properties style:column-width="1.476cm" style:rel-column-width="3764*"/>
    </style:style>
    <style:style style:name="Таблица1.I" style:family="table-column">
      <style:table-column-properties style:column-width="3.2cm" style:rel-column-width="815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none" fo:border-top="none" fo:border-bottom="0.05pt solid #000000"/>
    </style:style>
    <style:style style:name="Таблица1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none" fo:border-top="none" fo:border-bottom="0.05pt solid #000000"/>
    </style:style>
    <style:style style:name="Таблица1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bafd" officeooo:paragraph-rsid="000fbaf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5968" officeooo:paragraph-rsid="000fbaf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463eb"/>
    </style:style>
    <style:style style:name="P8" style:family="paragraph" style:parent-style-name="Standard">
      <style:paragraph-properties fo:text-align="center" style:justify-single-word="false"/>
      <style:text-properties officeooo:paragraph-rsid="0005a551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6" style:family="paragraph" style:parent-style-name="Standard">
      <style:text-properties officeooo:paragraph-rsid="000b8b5a"/>
    </style:style>
    <style:style style:name="P17" style:family="paragraph" style:parent-style-name="Standard">
      <style:text-properties officeooo:paragraph-rsid="000c16a8"/>
    </style:style>
    <style:style style:name="P18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 style:text-rotation-angle="90" style:text-rotation-scale="line-heigh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officeooo:paragraph-rsid="0010144e" style:font-size-asian="10pt" style:font-size-complex="10pt" style:text-rotation-angle="90" style:text-rotation-scale="line-heigh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Times New Roman" fo:font-size="8pt" style:font-size-asian="8pt" style:font-size-complex="8pt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Footer">
      <style:paragraph-properties fo:text-align="center" style:justify-single-word="false"/>
      <style:text-properties officeooo:paragraph-rsid="0005a551"/>
    </style:style>
    <style:style style:name="P27" style:family="paragraph" style:parent-style-name="Footer">
      <style:paragraph-properties fo:text-align="center" style:justify-single-word="false"/>
      <style:text-properties officeooo:paragraph-rsid="000b8b5a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9" style:family="paragraph" style:parent-style-name="Table_20_Contents">
      <style:text-properties officeooo:rsid="000463eb" officeooo:paragraph-rsid="000463eb"/>
    </style:style>
    <style:style style:name="P30" style:family="paragraph" style:parent-style-name="Table_20_Contents">
      <style:text-properties officeooo:rsid="0004c4cd" officeooo:paragraph-rsid="0004c4cd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3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0efe34" officeooo:paragraph-rsid="000efe3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46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47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48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49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50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51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52" style:family="paragraph" style:parent-style-name="Table_20_Contents">
      <style:paragraph-properties fo:text-align="start" style:justify-single-word="false"/>
      <style:text-properties officeooo:paragraph-rsid="000e27db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6pt" officeooo:rsid="0010144e" officeooo:paragraph-rsid="0010144e" style:font-size-asian="6pt" style:font-size-complex="6pt"/>
    </style:style>
    <style:style style:name="P58" style:family="paragraph" style:parent-style-name="Standard">
      <loext:graphic-properties draw:fill="none" draw:fill-color="#ffffff"/>
      <style:paragraph-properties fo:text-align="center" style:justify-single-word="false" fo:background-color="transparent" style:writing-mode="lr-tb"/>
      <style:text-properties fo:font-size="12pt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0fbafd" officeooo:paragraph-rsid="0012f5f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10144e" style:font-size-asian="10pt" style:font-style-asian="normal" style:font-weight-asian="normal" style:font-size-complex="10pt" style:text-rotation-angle="90" style:text-rotation-scale="line-height" style:text-emphasize="none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0pt" officeooo:rsid="0011bb57" officeooo:paragraph-rsid="0011bb57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pt" officeooo:rsid="0011bb57" officeooo:paragraph-rsid="0011bb57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0pt" officeooo:rsid="0011bb57" officeooo:paragraph-rsid="0011bb57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00efe34" officeooo:paragraph-rsid="000efe34" style:font-weight-asian="bold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8" style:family="paragraph">
      <style:paragraph-properties fo:text-align="center"/>
    </style:style>
    <style:style style:name="P69" style:family="paragraph">
      <loext:graphic-properties draw:fill="none"/>
      <style:paragraph-properties fo:text-align="center"/>
      <style:text-properties style:font-name="Times New Roman" fo:font-size="8pt" style:font-size-asian="8pt" style:font-size-complex="8pt"/>
    </style:style>
    <style:style style:name="P70" style:family="paragraph">
      <loext:graphic-properties draw:fill-color="#666666"/>
      <style:paragraph-properties fo:text-align="center"/>
    </style:style>
    <style:style style:name="T1" style:family="text">
      <style:text-properties officeooo:rsid="000fbafd"/>
    </style:style>
    <style:style style:name="T2" style:family="text">
      <style:text-properties officeooo:rsid="000c16a8"/>
    </style:style>
    <style:style style:name="T3" style:family="text">
      <style:text-properties officeooo:rsid="000aa6fc"/>
    </style:style>
    <style:style style:name="T4" style:family="text">
      <style:text-properties officeooo:rsid="00079a1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19654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fbafd" style:font-style-asian="normal" style:font-weight-asian="normal" style:text-emphasize="none"/>
    </style:style>
    <style:style style:name="T11" style:family="text">
      <style:text-properties style:font-name="Times New Roman" fo:font-size="8pt" style:font-size-asian="8pt" style:font-size-complex="8pt"/>
    </style:style>
    <style:style style:name="T12" style:family="text">
      <style:text-properties officeooo:rsid="000d5968"/>
    </style:style>
    <style:style style:name="T13" style:family="text">
      <style:text-properties officeooo:rsid="0012f5f9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4c4c4c" draw:stroke-linejoin="miter" svg:stroke-linecap="squar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shadow-color="#808080" style:run-through="foreground"/>
    </style:style>
    <style:style style:name="gr3" style:family="graphic">
      <style:graphic-properties draw:stroke="none" draw:fill="none" draw:textarea-horizontal-align="justify" draw:textarea-vertical-align="middle" draw:auto-grow-height="false" fo:min-height="0.586cm" fo:min-width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svg:stroke-color="#333333" draw:marker-start-width="0.383cm" draw:marker-end-width="0.383cm" draw:fill-color="#666666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A"/>
        <table:table-column table:style-name="Таблица1.H"/>
        <table:table-column table:style-name="Таблица1.I"/>
        <table:table-row>
          <table:table-cell table:style-name="Таблица1.A1" table:number-columns-spanned="5" office:value-type="string">
            <text:p text:style-name="P60">Оперативно-технические данные узлу связи</text:p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1.F1" table:number-rows-spanned="3" office:value-type="string">
            <text:p text:style-name="P61">Временной учет перерывов связи</text:p>
          </table:table-cell>
          <table:table-cell table:style-name="Таблица1.A1" table:number-rows-spanned="3" office:value-type="string">
            <text:p text:style-name="P60">Количество и общая длительность перерывов связи, <text:s text:c="22"/>мин</text:p>
          </table:table-cell>
          <table:table-cell table:style-name="Таблица1.A1" table:number-rows-spanned="3" office:value-type="string">
            <text:p text:style-name="P60">КИД связи</text:p>
          </table:table-cell>
          <table:table-cell table:style-name="Таблица1.I3" table:number-rows-spanned="3" office:value-type="string">
            <text:p text:style-name="P60">Примечание</text:p>
            <text:p text:style-name="P19"/>
          </table:table-cell>
        </table:table-row>
        <table:table-row>
          <table:table-cell table:style-name="Таблица1.A2" table:number-columns-spanned="2" office:value-type="string">
            <text:p text:style-name="P60">УС корреспондента</text:p>
            <text:p text:style-name="P19"/>
          </table:table-cell>
          <table:covered-table-cell/>
          <table:table-cell table:style-name="Таблица1.C4" table:number-rows-spanned="2" office:value-type="string">
            <text:p text:style-name="P62">условные номера линий и<text:line-break/> каналов первичной сети</text:p>
            <text:p text:style-name="P20"><draw:custom-shape text:anchor-type="paragraph" draw:z-index="2" draw:name="Фигура2" draw:style-name="gr3" draw:text-style-name="P69" svg:width="0.586cm" svg:height="0.586cm" svg:x="9.026cm" svg:y="0.538cm"><text:p text:style-name="P68"><text:span text:style-name="T11">15`</text:span></text:p><draw:enhanced-geometry svg:viewBox="0 0 21600 21600" draw:type="rectangle" draw:enhanced-path="M 0 0 L 21600 0 21600 21600 0 21600 0 0 Z N"/></draw:custom-shape></text:p>
          </table:table-cell>
          <table:table-cell table:style-name="Таблица1.D3" table:number-rows-spanned="2" office:value-type="string">
            <text:p text:style-name="P20"><text:span text:style-name="T10">О</text:span><text:span text:style-name="T9">черёдность <text:line-break/>установления связи</text:span></text:p>
            <text:p text:style-name="P20"/>
          </table:table-cell>
          <table:table-cell table:style-name="Таблица1.E4" table:number-rows-spanned="2" office:value-type="string">
            <text:p text:style-name="P20"><text:span text:style-name="T10">Н</text:span><text:span text:style-name="T9">апр-я ЗАС, <text:line-break/>системы, связи</text:span>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60">позывной</text:p>
            <text:p text:style-name="P19"/>
          </table:table-cell>
          <table:table-cell table:style-name="Таблица1.B3" office:value-type="string">
            <text:p text:style-name="P60">условный номер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63"><draw:custom-shape text:anchor-type="paragraph" draw:z-index="1" draw:name="Фигура2" draw:style-name="gr3" draw:text-style-name="P69" svg:width="0.586cm" svg:height="0.586cm" svg:x="14.524cm" svg:y="-0.083cm"><text:p text:style-name="P68"><text:span text:style-name="T11">37`</text:span></text:p><draw:enhanced-geometry svg:viewBox="0 0 21600 21600" draw:type="rectangle" draw:enhanced-path="M 0 0 L 21600 0 21600 21600 0 21600 0 0 Z N"/></draw:custom-shape>Перламутр</text:p>
          </table:table-cell>
          <table:table-cell table:style-name="Таблица1.B4" office:value-type="string">
            <text:p text:style-name="P63">РЦ-2242</text:p>
          </table:table-cell>
          <table:table-cell table:style-name="Таблица1.C4" office:value-type="string">
            <text:p text:style-name="P64">239005</text:p>
          </table:table-cell>
          <table:table-cell table:style-name="Таблица1.D4" office:value-type="string">
            <text:p text:style-name="P64">1</text:p>
          </table:table-cell>
          <table:table-cell table:style-name="Таблица1.E4" office:value-type="string">
            <text:p text:style-name="P56"/>
          </table:table-cell>
          <table:table-cell table:style-name="Таблица1.F4" office:value-type="string">
            <text:p text:style-name="P53"><draw:g text:anchor-type="paragraph" draw:z-index="0" draw:name="Фигура1" draw:style-name="gr1"><draw:line draw:name="Прямая соединительная линия 11" draw:style-name="gr2" draw:text-style-name="P67" svg:x1="0.001cm" svg:y1="0.108cm" svg:x2="3.288cm" svg:y2="0.108cm"><text:p/></draw:line><draw:line draw:name="Прямая соединительная линия 13" draw:style-name="gr2" draw:text-style-name="P67" svg:x1="3.313cm" svg:y1="0.03cm" svg:x2="3.312cm" svg:y2="0.188cm"><text:p/></draw:line><draw:line draw:name="Прямая соединительная линия 14" draw:style-name="gr2" draw:text-style-name="P67" svg:x1="4.708cm" svg:y1="0.002cm" svg:x2="4.706cm" svg:y2="0.188cm"><text:p/></draw:line><draw:line draw:name="Прямая соединительная линия 15" draw:style-name="gr2" draw:text-style-name="P67" svg:x1="4.731cm" svg:y1="0.108cm" svg:x2="8.017cm" svg:y2="0.108cm"><text:p/></draw:line></draw:g></text:p>
          </table:table-cell>
          <table:table-cell table:style-name="Таблица1.G4" office:value-type="string">
            <text:p text:style-name="P65">30 / 4ч 44мин</text:p>
          </table:table-cell>
          <table:table-cell table:style-name="Таблица1.H4" office:value-type="string">
            <text:p text:style-name="P65">14.6%</text:p>
          </table:table-cell>
          <table:table-cell table:style-name="Таблица1.I4" office:value-type="string">
            <text:p text:style-name="P55"/>
          </table:table-cell>
        </table:table-row>
        <table:table-row>
          <table:table-cell table:style-name="Таблица1.A5" office:value-type="string">
            <text:p text:style-name="P63">Перламутр-1</text:p>
          </table:table-cell>
          <table:table-cell table:style-name="Таблица1.B5" office:value-type="string">
            <text:p text:style-name="P63">HW-1242</text:p>
          </table:table-cell>
          <table:table-cell table:style-name="Таблица1.C5" office:value-type="string">
            <text:p text:style-name="P64">234900</text:p>
          </table:table-cell>
          <table:table-cell table:style-name="Таблица1.D5" office:value-type="string">
            <text:p text:style-name="P64">2</text:p>
          </table:table-cell>
          <table:table-cell table:style-name="Таблица1.E5" office:value-type="string">
            <text:p text:style-name="P56"/>
          </table:table-cell>
          <table:table-cell table:style-name="Таблица1.F5" office:value-type="string">
            <text:p text:style-name="P53"><draw:line text:anchor-type="paragraph" draw:z-index="3" draw:name="Фигура3" draw:style-name="gr4" draw:text-style-name="P70" svg:x1="0.125cm" svg:y1="0.123cm" svg:x2="7.997cm" svg:y2="0.123cm"><text:p/></draw:line></text:p>
          </table:table-cell>
          <table:table-cell table:style-name="Таблица1.G5" office:value-type="string">
            <text:p text:style-name="P65"><text:s/>0 / 0</text:p>
          </table:table-cell>
          <table:table-cell table:style-name="Таблица1.H5" office:value-type="string">
            <text:p text:style-name="P65">100.0%</text:p>
          </table:table-cell>
          <table:table-cell table:style-name="Таблица1.I5" office:value-type="string">
            <text:p text:style-name="P55"/>
          </table:table-cell>
        </table:table-row>
      </table:table>
      <text:p text:style-name="P6"/>
      <text:p text:style-name="P37"/>
      <text:p text:style-name="P37"/>
      <text:p text:style-name="P37"/>
      <text:p text:style-name="P37"/>
      <text:p text:style-name="P37"/>
      <text:p text:style-name="P37"/>
      <text:p text:style-name="P37">Примечание: <text:span text:style-name="T8">&lt;примечание&gt;</text:span></text:p>
      <text:p text:style-name="P5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1">&lt;должность&gt;</text:p>
          </table:table-cell>
          <table:table-cell table:style-name="Таблица3.B1" office:value-type="string">
            <text:p text:style-name="P49"/>
          </table:table-cell>
          <table:table-cell table:style-name="Таблица3.A1" office:value-type="string">
            <text:p text:style-name="P47"><text:span text:style-name="T7">&lt;в/звание&gt;</text:span> <text:span text:style-name="T7">&lt;И. Фамилия&gt;</text:span> </text:p>
          </table:table-cell>
        </table:table-row>
        <table:table-row>
          <table:table-cell table:style-name="Таблица3.A1" office:value-type="string">
            <text:p text:style-name="P10"><text:tab/> <text:s text:c="10"/><text:span text:style-name="T5">(должность) </text:span></text:p>
          </table:table-cell>
          <table:table-cell table:style-name="Таблица3.A1" office:value-type="string">
            <text:p text:style-name="P13"><text:span text:style-name="T6">(</text:span>подпись<text:span text:style-name="T6">)</text:span></text:p>
          </table:table-cell>
          <table:table-cell table:style-name="Таблица3.A1" office:value-type="string">
            <text:p text:style-name="P15">(воинское звание, инициал имени, фамилия)</text:p>
          </table:table-cell>
        </table:table-row>
        <table:table-row>
          <table:table-cell table:style-name="Таблица3.A1" office:value-type="string">
            <text:p text:style-name="P18">&lt;дата&gt;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fbafd" officeooo:paragraph-rsid="0012f5f9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fbafd"/>
    </style:style>
    <style:style style:name="MT2" style:family="text">
      <style:text-properties officeooo:rsid="0012f5f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5</text:span></text:p>
        <text:p text:style-name="MP2">График состояния связи <text:s/><text:span text:style-name="MT2">УС Опора</text:span><text:line-break/>с <text:span text:style-name="MT2">8:09 17.05.18 по 8:15 17.05.18</text:span></text:p>
      </style:header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7-30T17:21:24.151751575</dc:date>
    <meta:editing-duration>PT39M28S</meta:editing-duration>
    <meta:editing-cycles>17</meta:editing-cycles>
    <meta:generator>LibreOffice/6.0.7.3$Linux_X86_64 LibreOffice_project/00m0$Build-3</meta:generator>
    <meta:document-statistic meta:table-count="2" meta:image-count="0" meta:object-count="0" meta:page-count="1" meta:paragraph-count="32" meta:word-count="81" meta:character-count="601" meta:non-whitespace-character-count="511"/>
  </office:meta>
</office:document-meta>
</file>